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bea5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02c77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7f997" officeooo:paragraph-rsid="0007f997"/>
    </style:style>
    <style:style style:name="P10" style:family="paragraph" style:parent-style-name="Azione_20_attore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P11" style:family="paragraph" style:parent-style-name="Table_20_Contents" style:list-style-name="L1">
      <style:text-properties officeooo:paragraph-rsid="00102c77"/>
    </style:style>
    <style:style style:name="P12" style:family="paragraph" style:parent-style-name="Azione_20_sistema">
      <style:text-properties officeooo:rsid="0007f997" officeooo:paragraph-rsid="0007f997"/>
    </style:style>
    <style:style style:name="P13" style:family="paragraph" style:parent-style-name="Azione_20_sistema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6" style:family="text">
      <style:text-properties officeooo:rsid="00092d02"/>
    </style:style>
    <style:style style:name="T7" style:family="text">
      <style:text-properties officeooo:rsid="000a1bb0"/>
    </style:style>
    <style:style style:name="T8" style:family="text">
      <style:text-properties officeooo:rsid="000bea58"/>
    </style:style>
    <style:style style:name="T9" style:family="text">
      <style:text-properties officeooo:rsid="000de116"/>
    </style:style>
    <style:style style:name="T10" style:family="text">
      <style:text-properties officeooo:rsid="000e4b61"/>
    </style:style>
    <style:style style:name="T11" style:family="text">
      <style:text-properties officeooo:rsid="000fd97c"/>
    </style:style>
    <style:style style:name="T12" style:family="text">
      <style:text-properties officeooo:rsid="00102c7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7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1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 </text:span><text:span text:style-name="T2">come </text:span><text:span text:style-name="T4">I</text:span><text:span text:style-name="T1">nsegnante </text:span><text:span text:style-name="T4">oppure Impiegato di segreteri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166540" text:style-name="Numerazione_20_UC">
              <text:list-item text:start-value="1">
                <text:p text:style-name="P9">L'utente accede alla sezione relativa a<text:span text:style-name="T8">i servizi </text:span>.</text:p>
                <text:p text:style-name="P12"/>
              </text:list-item>
              <text:list-item>
                <text:p text:style-name="P12">Il sistema mostra l'interfaccia di interazione <text:span text:style-name="T8">per i servizi</text:span>.</text:p>
                <text:p text:style-name="P9"/>
              </text:list-item>
              <text:list-item>
                <text:p text:style-name="P9">L'utente accede alla sezione relativ<text:span text:style-name="T10">a</text:span> al <text:span text:style-name="T8">servizio </text:span>.</text:p>
                <text:p text:style-name="P12"/>
              </text:list-item>
              <text:list-item>
                <text:p text:style-name="P12">Il sistema mostra l'interfaccia di interazione con la categoria a cui l'utente è interessato.</text:p>
                <text:p text:style-name="P9"/>
              </text:list-item>
              <text:list-item>
                <text:p text:style-name="P10">L'utente richiede di visualizzare la lista <text:span text:style-name="T8">degli utenti che usufruiscono di quel determinato servizio.</text:span></text:p>
                <text:p text:style-name="P13"><text:span text:style-name="T8"/></text:p>
              </text:list-item>
              <text:list-item>
                <text:p text:style-name="P12">Il sistema elabora e mostra l'elenco di nomi e cognomi, <text:span text:style-name="T9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177395" text:style-name="L1">
              <text:list-item>
                <text:p text:style-name="P11"><text:span text:style-name="T1">L'elenco non è disponibile; viene visualizzato un messaggio di errore.</text:span></text:p>
              </text:list-item>
              <text:list-item>
                <text:p text:style-name="P11"><text:span text:style-name="T12">L</text:span><text:span text:style-name="T4">'utente potrebbe non essere autorizzato ad accedere allo specifico elenco; viene visualizzato un messaggio di avvis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7"/>
      <text:p text:style-name="P8"><text:span text:style-name="T12">UC_A_11_12_13 Controllo iscritti in base alle tipologie di servizi erog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10</meta:editing-cycles>
    <meta:generator>LibreOffice/3.6$Windows_x86 LibreOffice_project/da8c1e6-fd468f4-454e206-f42a4a9-143cfd</meta:generator>
    <dc:date>2012-10-22T21:11:40.67</dc:date>
    <meta:document-statistic meta:table-count="1" meta:image-count="0" meta:object-count="0" meta:page-count="1" meta:paragraph-count="23" meta:word-count="184" meta:character-count="1187" meta:non-whitespace-character-count="1033"/>
  </office:meta>
</office:document-meta>
</file>